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ff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2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00ff00" fo:font-size="16pt" style:font-size-asian="16pt" style:font-size-complex="16pt"/>
    </style:style>
    <style:style style:name="T1" style:family="text">
      <style:text-properties fo:color="#00ff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5cm" svg:x="5.25cm" svg:y="2.25cm">
          <text:p/>
          <draw:enhanced-geometry draw:glue-point-type="segments" draw:type="mso-spt100" draw:modifiers="-60.0027983562501 -89.891129242336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.49cm" svg:height="3.79cm" draw:transform="rotate (-0.523598775598299) translate (3.771cm -0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cm" svg:y1="3.5cm" svg:x2="12cm" svg:y2="3.5cm">
          <text:p/>
        </draw:line>
        <draw:line draw:style-name="gr3" draw:text-style-name="P1" draw:layer="layout" svg:x1="6.5cm" svg:y1="6cm" svg:x2="6.5cm" svg:y2="1cm">
          <text:p/>
        </draw:line>
        <draw:line draw:style-name="gr4" draw:text-style-name="P2" draw:layer="layout" svg:x1="6.5cm" svg:y1="3.5cm" svg:x2="7.45cm" svg:y2="1.855cm">
          <text:p/>
        </draw:line>
        <draw:line draw:style-name="gr5" draw:text-style-name="P1" draw:layer="layout" svg:x1="6.5cm" svg:y1="3.5cm" svg:x2="10.181cm" svg:y2="5.625cm">
          <text:p/>
        </draw:line>
        <draw:frame draw:style-name="gr6" draw:layer="layout" svg:width="1.3cm" svg:height="1.15cm" svg:x="11.1cm" svg:y="3.5cm">
          <draw:text-box>
            <text:p>x1</text:p>
          </draw:text-box>
        </draw:frame>
        <draw:frame draw:style-name="gr6" draw:layer="layout" svg:width="1.3cm" svg:height="1.15cm" svg:x="6.5cm" svg:y="0.85cm">
          <draw:text-box>
            <text:p>x2</text:p>
          </draw:text-box>
        </draw:frame>
        <draw:frame draw:style-name="gr7" draw:text-style-name="P1" draw:layer="layout" svg:width="1.199cm" svg:height="1.037cm" svg:x="7.001cm" svg:y="2.1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0.974cm" svg:height="1.037cm" svg:x="8.126cm" svg:y="4.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4" draw:layer="layout" svg:width="1.353cm" svg:height="0.882cm" svg:x="5.9cm" svg:y="2.3cm">
          <draw:text-box>
            <text:p text:style-name="P3"><text:span text:style-name="T1">30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3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9:22:39</meta:creation-date>
    <dc:date>2013-06-18T20:46:09</dc:date>
    <meta:editing-duration>PT14M8S</meta:editing-duration>
    <meta:editing-cycles>9</meta:editing-cycles>
    <meta:generator>LibreOffice/4.0.3.3$MacOSX_x86 LibreOffice_project/0eaa50a932c8f2199a615e1eb30f7ac74279539</meta:generator>
    <meta:document-statistic meta:object-count="11"/>
  </office:meta>
</office:document-meta>
</file>

<file path=Object 1/content.xml><?xml version="1.0" encoding="utf-8"?>
<math xmlns="http://www.w3.org/1998/Math/MathML">
  <semantics>
    <mrow>
      <mfrac>
        <mn>1</mn>
        <msqrt>
          <mrow>
            <mn>250</mn>
          </mrow>
        </msqrt>
      </mfrac>
    </mrow>
    <annotation encoding="StarMath 5.0">1 over sqrt{250}</annotation>
  </semantics>
</math>
</file>

<file path=Object 2/content.xml><?xml version="1.0" encoding="utf-8"?>
<math xmlns="http://www.w3.org/1998/Math/MathML">
  <semantics>
    <mrow>
      <mfrac>
        <mn>1</mn>
        <msqrt>
          <mrow>
            <mn>50</mn>
          </mrow>
        </msqrt>
      </mfrac>
    </mrow>
    <annotation encoding="StarMath 5.0">1 over sqrt{50}</annotation>
  </semantics>
</math>
</file>